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meta.xml"/>
  <manifest:file-entry manifest:media-type="text/xml" manifest:full-path="Object 99/settings.xml"/>
  <manifest:file-entry manifest:media-type="application/vnd.sun.xml.math"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text-properties style:font-name="Times New Roman1"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Table">
      <style:paragraph-properties fo:text-align="center" style:justify-single-word="false"/>
    </style:style>
    <style:style style:name="P16" style:family="paragraph" style:parent-style-name="Heading_20_2">
      <style:text-properties style:font-name="Times New Roman1" fo:font-size="12pt" style:font-size-asian="12pt" style:font-size-complex="12pt"/>
    </style:style>
    <style:style style:name="P17" style:family="paragraph" style:parent-style-name="Heading_20_2">
      <style:text-properties fo:font-style="normal" style:font-style-asian="normal" style:font-style-complex="normal"/>
    </style:style>
    <style:style style:name="P18" style:family="paragraph" style:parent-style-name="Heading_20_1">
      <style:text-properties style:font-name="Times New Roman1" fo:font-size="12pt" style:font-size-asian="12pt" style:font-size-complex="12pt"/>
    </style:style>
    <style:style style:name="P19" style:family="paragraph" style:parent-style-name="Heading_20_3">
      <style:text-properties style:font-name="Times New Roman1" fo:font-size="12pt" style:font-size-asian="12pt" style:font-size-complex="12pt"/>
    </style:style>
    <style:style style:name="P20" style:family="paragraph" style:parent-style-name="Contents_20_2">
      <style:paragraph-properties>
        <style:tab-stops>
          <style:tab-stop style:position="5.8035in" style:type="right" style:leader-style="dotted" style:leader-text="."/>
        </style:tab-stops>
      </style:paragraph-properties>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3">
      <style:paragraph-properties>
        <style:tab-stops>
          <style:tab-stop style:position="5.6071in" style:type="right" style:leader-style="dotted" style:leader-text="."/>
        </style:tab-stops>
      </style:paragraph-properties>
    </style:style>
    <style:style style:name="P23" style:family="paragraph" style:parent-style-name="Standard" style:list-style-name="L3">
      <style:text-properties style:font-name="Times New Roman1" fo:font-size="12pt" style:font-size-asian="12pt" style:font-size-complex="12pt"/>
    </style:style>
    <style:style style:name="P24" style:family="paragraph" style:parent-style-name="Text_20_body" style:master-page-name="Title_20_page">
      <style:paragraph-properties style:page-number="auto"/>
    </style:style>
    <style:style style:name="P25"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6"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7" style:family="paragraph" style:parent-style-name="Text_20_body" style:master-page-name="First_20_right_20_numbered_20_page">
      <style:paragraph-properties style:page-number="1" fo:break-before="page"/>
    </style:style>
    <style:style style:name="P28" style:family="paragraph" style:parent-style-name="Text_20_body" style:list-style-name="L1"/>
    <style:style style:name="P29" style:family="paragraph" style:parent-style-name="Text_20_body" style:list-style-name="L1">
      <style:text-properties style:font-name="Times New Roman1" fo:font-size="12pt" style:font-size-asian="12pt" style:font-size-complex="12pt"/>
    </style:style>
    <style:style style:name="P30" style:family="paragraph" style:parent-style-name="Text_20_body" style:list-style-name="L1">
      <style:text-properties style:font-name="Times New Roman1" fo:font-size="12pt" style:font-size-asian="12pt" style:font-size-complex="12pt"/>
    </style:style>
    <style:style style:name="P31" style:family="paragraph" style:parent-style-name="Text_20_body" style:list-style-name="L1">
      <style:text-properties style:font-name="Times New Roman1" fo:font-size="12pt" style:font-size-asian="12pt" style:font-size-complex="12pt"/>
    </style:style>
    <style:style style:name="P32" style:family="paragraph" style:parent-style-name="Text_20_body" style:list-style-name="L5">
      <style:text-properties style:font-name="Times New Roman1" fo:font-size="12pt" style:font-size-asian="12pt" style:font-size-complex="12pt"/>
    </style:style>
    <style:style style:name="P33" style:family="paragraph" style:parent-style-name="Text_20_body" style:list-style-name="L5">
      <style:text-properties style:font-name="Times New Roman1" fo:font-size="12pt" style:font-size-asian="12pt" style:font-size-complex="12pt"/>
    </style:style>
    <style:style style:name="P34" style:family="paragraph" style:parent-style-name="Text_20_body" style:list-style-name="L5">
      <style:text-properties style:font-name="Times New Roman1" fo:font-size="12pt" style:font-size-asian="12pt" style:font-size-complex="12pt"/>
    </style:style>
    <style:style style:name="P35" style:family="paragraph" style:parent-style-name="Text_20_body" style:list-style-name="L6">
      <style:text-properties style:font-name="Times New Roman1" fo:font-size="12pt" style:font-size-asian="12pt" style:font-size-complex="12pt"/>
    </style:style>
    <style:style style:name="P36" style:family="paragraph" style:parent-style-name="Text_20_body" style:list-style-name="L6">
      <style:text-properties style:font-name="Times New Roman1" fo:font-size="12pt" style:font-size-asian="12pt" style:font-size-complex="12pt"/>
    </style:style>
    <style:style style:name="P37" style:family="paragraph" style:parent-style-name="Text_20_body" style:list-style-name="L6">
      <style:text-properties style:font-name="Times New Roman1" fo:font-size="12pt" style:font-size-asian="12pt" style:font-size-complex="12pt"/>
    </style:style>
    <style:style style:name="P38"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39"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40"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41" style:family="paragraph" style:parent-style-name="Text_20_body" style:list-style-name="L2"/>
    <style:style style:name="P42" style:family="paragraph" style:parent-style-name="Text_20_body" style:list-style-name="L3"/>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style:text-position="super 58%" style:font-name="Times New Roman1" fo:font-size="12pt" style:font-size-asian="12pt" style:font-size-complex="12pt"/>
    </style:style>
    <style:style style:name="T6" style:family="text">
      <style:text-properties style:text-position="super 58%" style:font-name="Times New Roman1" fo:font-size="12pt" fo:font-style="italic" style:font-size-asian="12pt" style:font-style-asian="italic" style:font-size-complex="12pt" style:font-style-complex="italic"/>
    </style:style>
    <style:style style:name="T7" style:family="text">
      <style:text-properties style:text-position="super 58%" fo:font-style="italic" style:font-style-asian="italic" style:font-style-complex="italic"/>
    </style:style>
    <style:style style:name="T8" style:family="text">
      <style:text-properties style:font-name="Courier New"/>
    </style:style>
    <style:style style:name="T9" style:family="text">
      <style:text-properties style:font-name="Courier New" fo:font-size="12pt" style:font-size-asian="12pt" style:font-size-complex="12pt"/>
    </style:style>
    <style:style style:name="T10" style:family="text">
      <style:text-properties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Implementation Notes</text:p>
      <text:p text:style-name="P7"/>
      <text:p text:style-name="P8"/>
      <text:p text:style-name="P9"/>
      <text:p text:style-name="P9"/>
      <text:p text:style-name="P9"/>
      <text:p text:style-name="P9"/>
      <text:p text:style-name="P9"/>
      <text:p text:style-name="P9"/>
      <text:p text:style-name="P9"/>
      <text:p text:style-name="P9"/>
      <text:p text:style-name="P9"/>
      <text:p text:style-name="P10">Last modification: 12/17/07</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2">Robert J. Harrison</text:p>
      <text:p text:style-name="P12">Oak Ridge National Laboratory</text:p>
      <text:p text:style-name="P12">One Bethel Valley Road</text:p>
      <text:p text:style-name="P12">P.O. Box 2008, MS-6367</text:p>
      <text:p text:style-name="P12">Oak Ridge, TN 37831</text:p>
      <text:p text:style-name="P12"/>
      <text:p text:style-name="P12">email: harrisonrj@ornl.gov </text:p>
      <text:p text:style-name="P12">tel: 865-241-3937</text:p>
      <text:p text:style-name="P4"><text:tab/>fax: 865-572-0680</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text:s/>ABGV <text:tab/>1</text:p>
          <text:p text:style-name="P21">2 <text:s/>Legendre scaling functions and multiwavelets <text:tab/>1</text:p>
          <text:p text:style-name="P20">2.1 <text:s/>Scaling functions <text:tab/>1</text:p>
          <text:p text:style-name="P20">2.2 <text:s/>Telescoping series <text:tab/>2</text:p>
          <text:p text:style-name="P20">2.3 <text:s/>Multi-wavelets <text:tab/>2</text:p>
          <text:p text:style-name="P20">2.4 <text:s text:c="2"/>Function approximation in the scaling function basis <text:tab/>2</text:p>
          <text:p text:style-name="P20">2.5 <text:s/>Wavelet transform <text:tab/>4</text:p>
          <text:p text:style-name="P20">2.6 <text:s/>Properties of the scaling functions <text:tab/>4</text:p>
          <text:p text:style-name="P22">2.6.1 <text:s/>Symmetry<text:tab/>4</text:p>
          <text:p text:style-name="P22">2.6.2 <text:s/>Derivatives<text:tab/>4</text:p>
          <text:p text:style-name="P22">2.6.3 <text:s/>Values at end points<text:tab/>4</text:p>
          <text:p text:style-name="P21">3 <text:s/>User and simulation coordinates <text:tab/>5</text:p>
          <text:p text:style-name="P20">3.1 <text:s/>Normalization of scaling functions in the user coordinates <text:tab/>5</text:p>
          <text:p text:style-name="P21">4 <text:s/>Function approximation <text:tab/>6</text:p>
          <text:p text:style-name="P20">4.1 <text:s/>Evaluation <text:tab/>6</text:p>
          <text:p text:style-name="P20">4.2 <text:s/>Projection into the scaling function basis <text:tab/>6</text:p>
          <text:p text:style-name="P20">4.3 <text:s/>Truncation criteria <text:tab/>7</text:p>
          <text:p text:style-name="P22">4.3.1 <text:s/>Mode 0 - the default<text:tab/>7</text:p>
          <text:p text:style-name="P22">4.3.2 <text:s/>Mode 1<text:tab/>7</text:p>
          <text:p text:style-name="P22">4.3.3 <text:s/>Mode 2<text:tab/>7</text:p>
          <text:p text:style-name="P20">4.4 <text:s/>Adaptive refinement <text:tab/>8</text:p>
          <text:p text:style-name="P21">5 <text:s/>Unary operations <text:tab/>8</text:p>
          <text:p text:style-name="P20">5.1 <text:s/>Function norm <text:tab/>8</text:p>
          <text:p text:style-name="P20">5.2 <text:s/>Squaring <text:tab/>8</text:p>
          <text:p text:style-name="P20">5.3 <text:s/>General unary operation <text:tab/>8</text:p>
          <text:p text:style-name="P21">6 <text:s/>Binary operations <text:tab/>8</text:p>
          <text:p text:style-name="P20">6.1 <text:s/>Inner product of two functions <text:tab/>8</text:p>
          <text:p text:style-name="P20">6.2 <text:s/>Function addition and subtraction <text:tab/>9</text:p>
          <text:p text:style-name="P20">6.3 <text:s/>Point-wise multiplication <text:tab/>9</text:p>
          <text:p text:style-name="P22">6.3.1 <text:s/>Evaluating the function at the quadrature points<text:tab/>10</text:p>
          <text:p text:style-name="P21">7 <text:s/>Error estimation <text:tab/>11</text:p>
          <text:p text:style-name="P21">8 <text:s/>Data structures <text:tab/>11</text:p>
          <text:p text:style-name="P20">8.1 <text:s/>Maintaining consistent state of the 2d-tree <text:tab/>12</text:p>
          <text:p text:style-name="P21">9 <text:s/>Returning new functions – selection of default parameters <text:tab/>13</text:p>
          <text:p text:style-name="P20">9.1 <text:s/>Unary operations (e.g., scaling, squaring, copying, type conversion) <text:tab/>13</text:p>
          <text:p text:style-name="P20">9.2 <text:s/>Binary operations (e.g., addition, multiplication) <text:tab/>13</text:p>
          <text:p text:style-name="P20">9.3 <text:s/>Ternary and higher operations <text:tab/>14</text:p>
          <text:p text:style-name="P20">9.4 <text:s/>C++ operator overloading and order of evaluation <text:tab/>14</text:p>
          <text:p text:style-name="P20">9.5 <text:s/>Overriding above behaviors <text:tab/>14</text:p>
        </text:index-body>
      </text:table-of-content>
      <text:p text:style-name="P4"/>
      <text:p text:style-name="P4"/>
      <text:p text:style-name="P4"/>
      <text:p text:style-name="P26"/>
      <text:p text:style-name="P27">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2" draw:name="Object1" text:anchor-type="as-char" svg:width="0.9665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2" draw:name="Objekt4" text:anchor-type="as-char" svg:width="2.6075in" svg:height="0.4626in" draw:z-index="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4">(<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2" draw:name="Object2" text:anchor-type="as-char" svg:width="0.422in" svg:height="0.1902in" draw:z-index="34"><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2" draw:name="Object3" text:anchor-type="as-char" svg:width="0.7492in" svg:height="0.1839in" draw:z-index="66"><draw:object xlink:href="./Object 4" xlink:type="simple" xlink:show="embed" xlink:actuate="onLoad"/><draw:image xlink:href="./ObjectReplacements/Object 4" xlink:type="simple" xlink:show="embed" xlink:actuate="onLoad"/></draw:frame></text:span><text:span text:style-name="T1"> </text:span>and translated to box <draw:frame draw:style-name="fr2" draw:name="Object4" text:anchor-type="as-char" svg:width="1.0217in" svg:height="0.2075in" draw:z-index="67"><draw:object xlink:href="./Object 5" xlink:type="simple" xlink:show="embed" xlink:actuate="onLoad"/><draw:image xlink:href="./ObjectReplacements/Object 5" xlink:type="simple" xlink:show="embed" xlink:actuate="onLoad"/></draw:frame> span the space <draw:frame draw:style-name="fr2" draw:name="Object7" text:anchor-type="as-char" svg:width="0.261in" svg:height="0.2327in" draw:z-index="68"><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3"><draw:frame draw:style-name="fr2" draw:name="Object5" text:anchor-type="as-char" svg:width="1.6665in" svg:height="0.2327in" draw:z-index="2"><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4">(<text:sequence text:ref-name="refText1" text:name="Text" text:formula="ooow:Text+1" style:num-format="1">2</text:sequence>)</text:p>
            </table:table-cell>
          </table:table-row>
        </table:table-header-rows>
      </table:table>
      <text:p text:style-name="Text_20_body">These are orthonormal on <draw:frame draw:style-name="fr2" draw:name="Object6" text:anchor-type="as-char" svg:width="1.2055in" svg:height="0.2154in" draw:z-index="10"><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text:style-name="L1">
        <text:list-item>
          <text:p text:style-name="P28"><text:span text:style-name="T1">In the limit of either large </text:span><text:span text:style-name="T2">k </text:span><text:span text:style-name="T1">or large </text:span><text:span text:style-name="T2">n </text:span><text:span text:style-name="T1">the closure of </text:span><text:span text:style-name="T1"><draw:frame draw:style-name="fr2" draw:name="Object8" text:anchor-type="as-char" svg:width="0.261in" svg:height="0.2327in" draw:z-index="12"><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2" draw:name="Object9" text:anchor-type="as-char" svg:width="0.5811in" svg:height="0.2091in" draw:z-index="13"><draw:object xlink:href="./Object 10" xlink:type="simple" xlink:show="embed" xlink:actuate="onLoad"/><draw:image xlink:href="./ObjectReplacements/Object 10" xlink:type="simple" xlink:show="embed" xlink:actuate="onLoad"/></draw:frame></text:span><text:span text:style-name="T1">.</text:span></text:p>
        </text:list-item>
        <text:list-item>
          <text:p text:style-name="P29"><text:span text:style-name="T1">Containment forming a ladder of spaces </text:span><text:span text:style-name="T1"><draw:frame draw:style-name="fr2" draw:name="Object10" text:anchor-type="as-char" svg:width="1.2165in" svg:height="0.2327in" draw:z-index="14"><draw:object xlink:href="./Object 11" xlink:type="simple" xlink:show="embed" xlink:actuate="onLoad"/><draw:image xlink:href="./ObjectReplacements/Object 11" xlink:type="simple" xlink:show="embed" xlink:actuate="onLoad"/></draw:frame></text:span><text:span text:style-name="T1">.</text:span></text:p>
        </text:list-item>
        <text:list-item>
          <text:p text:style-name="P29">Translation and dilation, c.f., <text:sequence-ref text:reference-format="text" text:ref-name="refText1">(2)</text:sequence-ref>.</text:p>
        </text:list-item>
        <text:list-item>
          <text:p text:style-name="P29"><text:span text:style-name="T1">Orthonormality within a scale </text:span><text:span text:style-name="T1"><draw:frame draw:style-name="fr2" draw:name="Object11" text:anchor-type="as-char" svg:width="1.9484in" svg:height="0.411in" draw:z-index="15"><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3"><draw:frame draw:style-name="fr2" draw:name="Object12" text:anchor-type="as-char" svg:width="3.272in" svg:height="0.9272in" draw:z-index="16"><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4">(<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2" draw:name="Object13" text:anchor-type="as-char" svg:width="0.3583in" svg:height="0.2075in" draw:z-index="17"><draw:object xlink:href="./Object 14" xlink:type="simple" xlink:show="embed" xlink:actuate="onLoad"/><draw:image xlink:href="./ObjectReplacements/Object 14" xlink:type="simple" xlink:show="embed" xlink:actuate="onLoad"/></draw:frame></text:span><text:span text:style-name="T1"> and </text:span><text:span text:style-name="T1"><draw:frame draw:style-name="fr2" draw:name="Object14" text:anchor-type="as-char" svg:width="0.3555in" svg:height="0.2075in" draw:z-index="18"><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first equation in </text:span><text:span text:style-name="T1"><text:sequence-ref text:reference-format="text" text:ref-name="refText2">(3)</text:sequence-ref></text:span><text:span text:style-name="T1"> with the fine-scale polynomials.</text:span></text:p>
      <text:h text:style-name="Heading_20_2" text:outline-level="2"><text:soft-page-break/>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3"><draw:frame draw:style-name="fr2" draw:name="Object15" text:anchor-type="as-char" svg:width="2.4917in" svg:height="0.2555in" draw:z-index="19"><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4">(<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4">n </text:span><text:span text:style-name="T4"><draw:frame draw:style-name="fr2" draw:name="Object16" text:anchor-type="as-char" svg:width="0.2984in" svg:height="0.2327in" draw:z-index="20"><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2" draw:name="Object17" text:anchor-type="as-char" svg:width="1.0807in" svg:height="0.2327in" draw:z-index="21"><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2" draw:name="Object18" text:anchor-type="as-char" svg:width="0.2984in" svg:height="0.2327in" draw:z-index="22"><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2" draw:name="Object19" text:anchor-type="as-char" svg:width="0.261in" svg:height="0.2327in" draw:z-index="23"><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3"><draw:frame draw:style-name="fr2" draw:name="Object20" text:anchor-type="as-char" svg:width="3.5035in" svg:height="0.6591in" draw:z-index="24"><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4">(<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2" draw:name="Object21" text:anchor-type="as-char" svg:width="0.3319in" svg:height="0.2075in" draw:z-index="25"><draw:object xlink:href="./Object 22" xlink:type="simple" xlink:show="embed" xlink:actuate="onLoad"/><draw:image xlink:href="./ObjectReplacements/Object 22" xlink:type="simple" xlink:show="embed" xlink:actuate="onLoad"/></draw:frame></text:span><text:span text:style-name="T1"> and </text:span><text:span text:style-name="T1"><draw:frame draw:style-name="fr2" draw:name="Object22" text:anchor-type="as-char" svg:width="0.3291in" svg:height="0.2075in" draw:z-index="26"><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41">Decomposition of <draw:frame draw:style-name="fr2" draw:name="Object23" text:anchor-type="as-char" svg:width="0.261in" svg:height="0.2327in" draw:z-index="27"><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3"><draw:frame draw:style-name="fr2" draw:name="Object24" text:anchor-type="as-char" svg:width="2.0953in" svg:height="0.2327in" draw:z-index="28"><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4">(<text:sequence text:ref-name="refText5" text:name="Text" text:formula="ooow:Text+1" style:num-format="1">6</text:sequence>)</text:p>
            </table:table-cell>
          </table:table-row>
        </table:table-header-rows>
      </table:table>
      <text:list text:style-name="L3">
        <text:list-item>
          <text:p text:style-name="P23">Translation and dilation <draw:frame draw:style-name="fr2" draw:name="Object25" text:anchor-type="as-char" svg:width="1.661in" svg:height="0.2327in" draw:z-index="29"><draw:object xlink:href="./Object 26" xlink:type="simple" xlink:show="embed" xlink:actuate="onLoad"/><draw:image xlink:href="./ObjectReplacements/Object 26" xlink:type="simple" xlink:show="embed" xlink:actuate="onLoad"/></draw:frame></text:p>
        </text:list-item>
        <text:list-item>
          <text:p text:style-name="P42">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3"><draw:frame draw:style-name="fr2" draw:name="Object26" text:anchor-type="as-char" svg:width="2.5425in" svg:height="0.9717in" draw:z-index="31"><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4">(<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3"><draw:frame draw:style-name="fr2" draw:name="Object27" text:anchor-type="as-char" svg:width="2.0516in" svg:height="0.9634in" draw:z-index="36"><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4">(<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3"><draw:frame draw:style-name="fr2" draw:name="Object28" text:anchor-type="as-char" svg:width="2.8583in" svg:height="1.0638in" draw:z-index="37"><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4">(<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3"><draw:frame draw:style-name="fr2" draw:name="Object29" text:anchor-type="as-char" svg:width="2.8736in" svg:height="1.0953in" draw:z-index="38"><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4">(<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3"><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1"><draw:frame draw:style-name="fr2" draw:name="Object30" text:anchor-type="as-char" svg:width="0.3583in" svg:height="0.2075in" draw:z-index="43"><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cell table:style-name="Table11.E1" office:value-type="string"><text:p text:style-name="P11"><draw:frame draw:style-name="fr2" draw:name="Object31" text:anchor-type="as-char" svg:width="0.3555in" svg:height="0.2075in" draw:z-index="70"><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row><table:table-row><table:table-cell table:style-name="Table11.A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cell table:style-name="Table11.E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row><table:table-row><table:table-cell table:style-name="Table11.A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cell table:style-name="Table11.E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row><table:table-row><table:table-cell table:style-name="Table11.A1" office:value-type="string"><text:p text:style-name="P11"><draw:frame draw:style-name="fr2" draw:name="Object32" text:anchor-type="as-char" svg:width="0.3319in" svg:height="0.2075in" draw:z-index="69"><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1"><draw:frame draw:style-name="fr2" draw:name="Object34" text:anchor-type="as-char" svg:width="0.3291in" svg:height="0.2075in" draw:z-index="76"><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cell table:style-name="Table11.E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row><table:table-row><table:table-cell table:style-name="Table11.A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cell table:style-name="Table11.E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row><table:table-row><table:table-cell table:style-name="Table11.A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cell table:style-name="Table11.E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row><table:table-row><table:table-cell table:style-name="Table11.A1" office:value-type="string"><text:p text:style-name="P11">2.1565e-01</text:p></table:table-cell><table:table-cell table:style-name="Table11.A1" office:value-type="string"><text:p text:style-name="P11">3.7351e-01</text:p></table:table-cell><table:table-cell table:style-name="Table11.A1" office:value-type="string"><text:p text:style-name="P11">4.4362e-01</text:p></table:table-cell><table:table-cell table:style-name="Table11.A1" office:value-type="string"><text:p text:style-name="P11">3.4233e-01</text:p></table:table-cell><table:table-cell table:style-name="Table11.E1" office:value-type="string"><text:p text:style-name="P11">-2.1565e-01</text:p></table:table-cell><table:table-cell table:style-name="Table11.A1" office:value-type="string"><text:p text:style-name="P11">3.7351e-01</text:p></table:table-cell><table:table-cell table:style-name="Table11.A1" office:value-type="string"><text:p text:style-name="P11">-4.4362e-0</text:p></table:table-cell><table:table-cell table:style-name="Table11.A1" office:value-type="string"><text:p text:style-name="P11">3.4233e-01</text:p></table:table-cell></table:table-row></table:table><text:p text:style-name="Standard"/><text:p text:style-name="P15">Table <text:sequence text:ref-name="refTable0" text:name="Table" text:formula="ooow:Table+1" style:num-format="1">1</text:sequence>: Multi-wavelet filter coefficients for Legendre polynomials, <text:span text:style-name="T4">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E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row>
        <table:table-row>
          <table:table-cell table:style-name="Table10.A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4"/>
      <text:p text:style-name="P4"/>
      <text:h text:style-name="Heading_20_2" text:outline-level="2"><text:soft-page-break/>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3"><draw:frame draw:style-name="fr2" draw:name="Object33" text:anchor-type="as-char" svg:width="3.3571in" svg:height="2.272in" draw:z-index="32"><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4">(<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4">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3"><draw:frame draw:style-name="fr2" draw:name="Object35" text:anchor-type="as-char" svg:width="2.1272in" svg:height="0.5437in" draw:z-index="39"><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4">(<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3"><draw:frame draw:style-name="fr2" draw:name="Object36" text:anchor-type="as-char" svg:width="3.0835in" svg:height="0.4626in" draw:z-index="40"><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4">(<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3"><draw:frame draw:style-name="fr2" draw:name="Object37" text:anchor-type="as-char" svg:width="1.5693in" svg:height="0.2327in" draw:z-index="41"><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4">(<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3"><draw:frame draw:style-name="fr2" draw:name="Object38" text:anchor-type="as-char" svg:width="3.9972in" svg:height="0.4075in" draw:z-index="42"><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4">(<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ext:soft-page-break/>
          <table:table-row>
            <table:table-cell table:style-name="Table17.A1" office:value-type="string">
              <text:p text:style-name="P13"><draw:frame draw:style-name="fr2" draw:name="Object39" text:anchor-type="as-char" svg:width="2.3563in" svg:height="1.352in" draw:z-index="8"><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4">(<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2" draw:name="Object40" text:anchor-type="as-char" svg:width="0.4717in" svg:height="0.2138in" draw:z-index="9"><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2" draw:name="Object41" text:anchor-type="as-char" svg:width="1.0181in" svg:height="0.1839in" draw:z-index="11"><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2" draw:name="Object42" text:anchor-type="as-char" svg:width="0.6689in" svg:height="0.2091in" draw:z-index="33"><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3"><draw:frame draw:style-name="fr2" draw:name="Object43" text:anchor-type="as-char" svg:width="2.3429in" svg:height="0.7402in" draw:z-index="35"><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4">(<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3"><draw:frame draw:style-name="fr2" draw:name="Object44" text:anchor-type="as-char" svg:width="1.6354in" svg:height="0.4709in" draw:z-index="44"><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4">(<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2" draw:name="Object45" text:anchor-type="as-char" svg:width="0.1583in" svg:height="0.1839in" draw:z-index="45"><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2" draw:name="Object46" text:anchor-type="as-char" svg:width="0.4272in" svg:height="0.2075in" draw:z-index="46"><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3"><draw:frame draw:style-name="fr2" draw:name="Object47" text:anchor-type="as-char" svg:width="4.6354in" svg:height="0.4862in" draw:z-index="47"><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4">(<text:sequence text:ref-name="refText18" text:name="Text" text:formula="ooow:Text+1" style:num-format="1">19</text:sequence>)</text:p>
            </table:table-cell>
          </table:table-row>
        </table:table-header-rows>
      </table:table>
      <text:h text:style-name="Heading_20_1" text:outline-level="1"><text:soft-page-break/>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3"><draw:frame draw:style-name="fr2" draw:name="Object48" text:anchor-type="as-char" svg:width="2.5417in" svg:height="0.3402in" draw:z-index="48"><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4">(<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2" draw:name="Object49" text:anchor-type="as-char" svg:width="0.4272in" svg:height="0.2075in" draw:z-index="49"><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3"><draw:frame draw:style-name="fr2" draw:name="Object50" text:anchor-type="as-char" svg:width="3.8535in" svg:height="2.4535in" draw:z-index="50"><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4">(<text:sequence text:ref-name="refText20" text:name="Text" text:formula="ooow:Text+1" style:num-format="1">21</text:sequence>)</text:p>
            </table:table-cell>
          </table:table-row>
        </table:table-header-rows>
      </table:table>
      <text:p text:style-name="P4"><draw:frame draw:style-name="fr2" draw:name="Object51" text:anchor-type="as-char" svg:width="0.2362in" svg:height="0.2091in" draw:z-index="51"><draw:object xlink:href="./Object 52" xlink:type="simple" xlink:show="embed" xlink:actuate="onLoad"/><draw:image xlink:href="./ObjectReplacements/Object 52" xlink:type="simple" xlink:show="embed" xlink:actuate="onLoad"/></draw:frame> and <draw:frame draw:style-name="fr2" draw:name="Object52" text:anchor-type="as-char" svg:width="0.2717in" svg:height="0.2091in" draw:z-index="52"><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2" draw:name="Object53" text:anchor-type="as-char" svg:width="0.2543in" svg:height="0.2091in" draw:z-index="53"><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coefficients and the approximate function values at the quadrature points (</text:span><text:span text:style-name="T1"><draw:frame draw:style-name="fr2" draw:name="Object54" text:anchor-type="as-char" svg:width="0.8693in" svg:height="0.2091in" draw:z-index="54"><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3"><draw:frame draw:style-name="fr2" draw:name="Object55" text:anchor-type="as-char" svg:width="2.0181in" svg:height="0.6339in" draw:z-index="55"><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4">(<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ext:soft-page-break/>
          <table:table-row>
            <table:table-cell table:style-name="Table24.A1" office:value-type="string">
              <text:p text:style-name="P13"><draw:frame draw:style-name="fr2" draw:name="Object56" text:anchor-type="as-char" svg:width="2.5429in" svg:height="1.0484in" draw:z-index="56"><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4">(<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2" draw:name="Object57" text:anchor-type="as-char" svg:width="0.4799in" svg:height="0.2091in" draw:z-index="5"><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19"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3"><draw:frame draw:style-name="fr2" draw:name="Object58" text:anchor-type="as-char" svg:width="1.439in" svg:height="0.4083in" draw:z-index="57"><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4">(<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3"><draw:frame draw:style-name="fr2" draw:name="Object59" text:anchor-type="as-char" svg:width="1.5783in" svg:height="0.2571in" draw:z-index="58"><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4">(<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3"><draw:frame draw:style-name="fr2" draw:name="Object60" text:anchor-type="as-char" svg:width="4.6634in" svg:height="0.7866in" draw:z-index="59"><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4">(<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2" draw:name="Object61" text:anchor-type="as-char" svg:width="0.222in" svg:height="0.2075in" draw:z-index="60"><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ext:soft-page-break/>
          <table:table-row>
            <table:table-cell table:style-name="Table28.A1" office:value-type="string">
              <text:p text:style-name="P13"><draw:frame draw:style-name="fr2" draw:name="Object62" text:anchor-type="as-char" svg:width="1.0736in" svg:height="0.2571in" draw:z-index="61"><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4">(<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3"><draw:frame draw:style-name="fr2" draw:name="Object63" text:anchor-type="as-char" svg:width="2.7661in" svg:height="0.4626in" draw:z-index="62"><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4">(<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4">2l</text:span> and <text:span text:style-name="T4">2l+1</text:span> at level <text:span text:style-name="T4">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18" text:outline-level="1">Unary operations</text:h>
      <text:h text:style-name="P16"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3"><draw:frame draw:style-name="fr2" draw:name="Object64" text:anchor-type="as-char" svg:width="2.2201in" svg:height="0.9547in" draw:z-index="77"><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4">(<text:sequence text:ref-name="refText28" text:name="Text" text:formula="ooow:Text+1" style:num-format="1">29</text:sequence>)</text:p>
            </table:table-cell>
          </table:table-row>
        </table:table-header-rows>
      </table:table>
      <text:h text:style-name="P16" text:outline-level="2">Squaring</text:h>
      <text:p text:style-name="P4">This is a special case of multiplication; please look below.</text:p>
      <text:h text:style-name="P16"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Text_20_body">Need to add discussion of error analysis that can ultimately be used to drive rigorous auto-refinement.</text:p>
      <text:h text:style-name="Heading_20_2" text:outline-level="2">Differentiation</text:h>
      <text:p text:style-name="Text_20_body">ABGV provides a detailed description of the weak formulation of the differentiation operator with inclusion of boundary conditions. There is also a Maple worksheet that works this out in gory detail. <text:soft-page-break/>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3"><draw:frame draw:style-name="fr2" draw:name="Object79" text:anchor-type="as-char" svg:width="2.4429in" svg:height="0.3402in" draw:z-index="6"><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4">(<text:sequence text:ref-name="refText29" text:name="Text" text:formula="ooow:Text+1" style:num-format="1">30</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P5">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p>
      <text:list text:style-name="L4">
        <text:list-item>
          <text:p text:style-name="P38">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p>
        </text:list-item>
        <text:list-item>
          <text:p text:style-name="P38">Present with coefficients – be happy.</text:p>
        </text:list-item>
        <text:list-item>
          <text:p text:style-name="P38">Not present – i.e., the neighbor is less deeply refined. The search for the neighbor recurs up the tree to find the parent that does have coefficients.</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2" draw:name="Object80" text:anchor-type="as-char" svg:width="0.3043in" svg:height="0.1839in" draw:z-index="7"><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2" draw:name="Object81" text:anchor-type="as-char" svg:width="0.4382in" svg:height="0.1839in" draw:z-index="30"><draw:object xlink:href="./Object 82" xlink:type="simple" xlink:show="embed" xlink:actuate="onLoad"/><draw:image xlink:href="./ObjectReplacements/Object 82" xlink:type="simple" xlink:show="embed" xlink:actuate="onLoad"/></draw:frame></text:span><text:span text:style-name="T3"> with </text:span><text:span text:style-name="T3"><draw:frame draw:style-name="fr2" draw:name="Object82" text:anchor-type="as-char" svg:width="0.4673in" svg:height="0.1839in" draw:z-index="71"><draw:object xlink:href="./Object 83" xlink:type="simple" xlink:show="embed" xlink:actuate="onLoad"/><draw:image xlink:href="./ObjectReplacements/Object 83" xlink:type="simple" xlink:show="embed" xlink:actuate="onLoad"/></draw:frame></text:span><text:span text:style-name="T3"> and </text:span><text:span text:style-name="T3"><draw:frame draw:style-name="fr2" draw:name="Object83" text:anchor-type="as-char" svg:width="1.6299in" svg:height="0.2154in" draw:z-index="72"><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35">(38)</text:sequence-ref></text:span><text:span text:style-name="T3"> tells us how to compute the function value at the quadrature points on the lowest level and we can project onto 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3"><draw:frame draw:style-name="fr2" draw:name="Object84" text:anchor-type="as-char" svg:width="2.4189in" svg:height="0.3402in" draw:z-index="73"><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4">(<text:sequence text:ref-name="refText30" text:name="Text" text:formula="ooow:Text+1" style:num-format="1">31</text:sequence>)</text:p>
            </table:table-cell>
          </table:table-row>
        </table:table-header-rows>
      </table:table>
      <text:p text:style-name="P5">which is most efficiently executed with the summations performed in the order written.</text:p>
      <text:p text:style-name="Text_20_body"><text:span text:style-name="T10">Recurring down is also a little tricky. We always have at least the coefficients for the central box with translation </text:span><text:span text:style-name="T4">l</text:span><text:span text:style-name="T10">. This yields children </text:span><text:span text:style-name="T4">2l</text:span><text:span text:style-name="T10"> and </text:span><text:span text:style-name="T4">2l+1</text:span><text:span text:style-name="T10"> which are automatically left/right neighbors of each other.</text:span></text:p>
      <text:h text:style-name="P17" text:outline-level="2">Integral convolutions</text:h>
      <text:p text:style-name="Text_20_body">This is described in gory detail in ABGV and the first multi-resolution qchem paper but eventually all of that should be reproduced here. For now, we simply take care of the mapping from the user to simulation coordinates.</text:p>
      <text:p text:style-name="Text_20_body">We start from a separated representation of the kernel <draw:frame draw:style-name="fr3" draw:name="Object95" text:anchor-type="as-char" svg:width="0.452in" svg:height="0.1917in" draw:z-index="86"><draw:object xlink:href="./Object 96" xlink:type="simple" xlink:show="embed" xlink:actuate="onLoad"/><draw:image xlink:href="./ObjectReplacements/Object 96" xlink:type="simple" xlink:show="embed" xlink:actuate="onLoad"/></draw:frame>in user coordinates that is valid <text:span text:style-name="T3">over the volume for </text:span><text:span text:style-name="T3"><draw:frame draw:style-name="fr2" draw:name="Object96" text:anchor-type="as-char" svg:width="1.4339in" svg:height="0.2327in" draw:z-index="87"><draw:object xlink:href="./Object 97" xlink:type="simple" xlink:show="embed" xlink:actuate="onLoad"/><draw:image xlink:href="./ObjectReplacements/Object 97" xlink:type="simple" xlink:show="embed" xlink:actuate="onLoad"/></draw:frame></text:span><text:span text:style-name="T3"> to a <text:s/>relative precision </text:span><text:span text:style-name="T3"><draw:frame draw:style-name="fr2" draw:name="Object97" text:anchor-type="as-char" svg:width="0.3339in" svg:height="0.2075in" draw:z-index="88"><draw:object xlink:href="./Object 98" xlink:type="simple" xlink:show="embed" xlink:actuate="onLoad"/><draw:image xlink:href="./ObjectReplacements/Object 98" xlink:type="simple" xlink:show="embed" xlink:actuate="onLoad"/></draw:frame></text:span><text:span text:style-name="T3"> (except where the value is exponentially small) </text:span></text:p>
      <table:table table:name="Table39" table:style-name="Table39">
        <table:table-column table:style-name="Table39.A"/>
        <table:table-column table:style-name="Table39.B"/>
        <table:table-header-rows>
          <table:table-row>
            <table:table-cell table:style-name="Table39.A1" office:value-type="string">
              <text:p text:style-name="P13"><draw:frame draw:style-name="fr2" draw:name="Object98" text:anchor-type="as-char" svg:width="2.5575in" svg:height="0.4508in" draw:z-index="89"><draw:object xlink:href="./Object 99" xlink:type="simple" xlink:show="embed" xlink:actuate="onLoad"/><draw:image xlink:href="./ObjectReplacements/Object 99" xlink:type="simple" xlink:show="embed" xlink:actuate="onLoad"/></draw:frame> </text:p>
            </table:table-cell>
            <table:table-cell table:style-name="Table39.A1" office:value-type="string">
              <text:p text:style-name="P14">(<text:sequence text:ref-name="refText37" text:name="Text" text:formula="ooow:Text+1" style:num-format="1">32</text:sequence>)</text:p>
            </table:table-cell>
          </table:table-row>
        </table:table-header-rows>
      </table:table>
      <text:p text:style-name="Text_20_body"><text:soft-page-break/>Since the error in the approximate is relative it is the same in both user and simulation coordinates.</text:p>
      <text:p text:style-name="Text_20_body">The most common case is that the kernel is isotropic (<draw:frame draw:style-name="fr3" draw:name="Object99" text:anchor-type="as-char" svg:width="1.0272in" svg:height="0.1929in" draw:z-index="90"><draw:object xlink:href="./Object 100" xlink:type="simple" xlink:show="embed" xlink:actuate="onLoad"/><draw:image xlink:href="./ObjectReplacements/Object 100" xlink:type="simple" xlink:show="embed" xlink:actuate="onLoad"/></draw:frame>) and therefore the separated terms do not depend upon direction, i.e., <draw:frame draw:style-name="fr3" draw:name="Object100" text:anchor-type="as-char" svg:width="0.711in" svg:height="0.2327in" draw:z-index="91"><draw:object xlink:href="./Object 101" xlink:type="simple" xlink:show="embed" xlink:actuate="onLoad"/><draw:image xlink:href="./ObjectReplacements/Object 101" xlink:type="simple" xlink:show="embed" xlink:actuate="onLoad"/></draw:frame> (if it is desired to keep the terms real it may be necessary to treat a negative sign separately). In a cubic box the transformation to simulation coordinates is the same in each dimension and therefore we only need to compute and store each operator once for each dimension. However, in non-cubic boxes the transformation to simulation coordinates is different in each direction making it necessary to compute and store each operator in each direction. Doing this will permit us to treat non-isotropic operators in the same framework, the extreme example of which is a convolution that acts only in one dimension. Presently, this is not supported but it is a straightforward modification.</text:p>
      <text:p text:style-name="Text_20_body">Focusing now on just one term and direction, the central quantity is the transition matrix element that is needed in user coordinates but must be computed in simulation coordinates </text:p>
      <table:table table:name="Table40" table:style-name="Table40">
        <table:table-column table:style-name="Table40.A"/>
        <table:table-column table:style-name="Table40.B"/>
        <table:table-header-rows>
          <table:table-row>
            <table:table-cell table:style-name="Table40.A1" office:value-type="string">
              <text:p text:style-name="P13"><draw:frame draw:style-name="fr2" draw:name="Object101" text:anchor-type="as-char" svg:width="5.4098in" svg:height="0.5362in" draw:z-index="92"><draw:object xlink:href="./Object 102" xlink:type="simple" xlink:show="embed" xlink:actuate="onLoad"/><draw:image xlink:href="./ObjectReplacements/Object 102" xlink:type="simple" xlink:show="embed" xlink:actuate="onLoad"/></draw:frame> </text:p>
            </table:table-cell>
            <table:table-cell table:style-name="Table40.A1" office:value-type="string">
              <text:p text:style-name="P14">(<text:sequence text:ref-name="refText38" text:name="Text" text:formula="ooow:Text+1" style:num-format="1">33</text:sequence>)</text:p>
            </table:table-cell>
          </table:table-row>
        </table:table-header-rows>
      </table:table>
      <text:p text:style-name="Text_20_body">where <draw:frame draw:style-name="fr3" draw:name="Object102" text:anchor-type="as-char" svg:width="0.1862in" svg:height="0.1839in" draw:z-index="93"><draw:object xlink:href="./Object 103" xlink:type="simple" xlink:show="embed" xlink:actuate="onLoad"/><draw:image xlink:href="./ObjectReplacements/Object 103" xlink:type="simple" xlink:show="embed" xlink:actuate="onLoad"/></draw:frame> is the width of the dimension. This enables the identification </text:p>
      <table:table table:name="Table41" table:style-name="Table41">
        <table:table-column table:style-name="Table41.A"/>
        <table:table-column table:style-name="Table41.B"/>
        <table:table-header-rows>
          <table:table-row>
            <table:table-cell table:style-name="Table41.A1" office:value-type="string">
              <text:p text:style-name="P13"><draw:frame draw:style-name="fr2" draw:name="Object103" text:anchor-type="as-char" svg:width="1.7764in" svg:height="0.2154in" draw:z-index="94"><draw:object xlink:href="./Object 104" xlink:type="simple" xlink:show="embed" xlink:actuate="onLoad"/><draw:image xlink:href="./ObjectReplacements/Object 104" xlink:type="simple" xlink:show="embed" xlink:actuate="onLoad"/></draw:frame> </text:p>
            </table:table-cell>
            <table:table-cell table:style-name="Table41.A1" office:value-type="string">
              <text:p text:style-name="P14">(<text:sequence text:ref-name="refText39" text:name="Text" text:formula="ooow:Text+1" style:num-format="1">34</text:sequence>)</text:p>
            </table:table-cell>
          </table:table-row>
        </table:table-header-rows>
      </table:table>
      <text:p text:style-name="Text_20_body"><text:span text:style-name="T3">Internally, the code computes transition matrix elements for </text:span><text:span text:style-name="T3"><draw:frame draw:style-name="fr3" draw:name="Object85" text:anchor-type="as-char" svg:width="0.3409in" svg:height="0.2075in" draw:z-index="95"><draw:object xlink:href="./Object 86" xlink:type="simple" xlink:show="embed" xlink:actuate="onLoad"/><draw:image xlink:href="./ObjectReplacements/Object 86" xlink:type="simple" xlink:show="embed" xlink:actuate="onLoad"/></draw:frame></text:span><text:span text:style-name="T3"> in simulation coordinates.</text:span></text:p>
      <text:h text:style-name="P18" text:outline-level="1">Binary operations</text:h>
      <text:h text:style-name="P16"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3"><draw:frame draw:style-name="fr2" draw:name="Object65" text:anchor-type="as-char" svg:width="3.1772in" svg:height="0.4626in" draw:z-index="82"><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4">(<text:sequence text:ref-name="refText32" text:name="Text" text:formula="ooow:Text+1" style:num-format="1">35</text:sequence>)</text:p>
            </table:table-cell>
          </table:table-row>
        </table:table-header-rows>
      </table:table>
      <text:h text:style-name="P16" text:outline-level="2">Function addition and subtraction</text:h>
      <text:p text:style-name="P4"><text:span text:style-name="T1">The most general form is the bilinear operation GAXPY (generalized form of SAXPY) </text:span><text:span text:style-name="T1"><draw:frame draw:style-name="fr2" draw:name="Object66" text:anchor-type="as-char" svg:width="1.5992in" svg:height="0.1917in" draw:z-index="83"><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reated as zero).</text:span></text:p>
      <text:p text:style-name="P4"><text:span text:style-name="T4">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text:soft-page-break/>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4">k-1</text:span> produces a polynomial of order <text:span text:style-name="T4">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2" draw:name="Object67" text:anchor-type="as-char" svg:width="0.2902in" svg:height="0.2075in" draw:z-index="84"><draw:object xlink:href="./Object 68" xlink:type="simple" xlink:show="embed" xlink:actuate="onLoad"/><draw:image xlink:href="./ObjectReplacements/Object 68" xlink:type="simple" xlink:show="embed" xlink:actuate="onLoad"/></draw:frame>, where <text:span text:style-name="T4">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3"><draw:frame draw:style-name="fr2" draw:name="Object68" text:anchor-type="as-char" svg:width="3.6965in" svg:height="1.2756in" draw:z-index="85"><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4">(<text:sequence text:ref-name="refText33" text:name="Text" text:formula="ooow:Text+1" style:num-format="1">36</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4">f</text:span> and <text:span text:style-name="T4">g</text:span>) in a volume in terms of its usual scaling function approximation at that level (<text:span text:style-name="T4">s</text:span>) and the correction/differences (<text:span text:style-name="T4">d</text:span>) from <text:span text:style-name="T4">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3"><draw:frame draw:style-name="fr2" draw:name="Object69" text:anchor-type="as-char" svg:width="2.9354in" svg:height="0.2307in" draw:z-index="74"><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4">(<text:sequence text:ref-name="refText34" text:name="Text" text:formula="ooow:Text+1" style:num-format="1">37</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4">d</text:span>) in <text:sequence-ref text:reference-format="text" text:ref-name="refText34">(37)</text:sequence-ref> is the sum of corrections at <text:span text:style-name="T4">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ext:s text:c="2"/>The main reduction in <text:soft-page-break/>cost in the electronic structure algorithms will come from locality (finite domain for each orbital with exponential decay outside) and with that in mind we can bound the entire product in some volume using <draw:frame draw:style-name="fr2" draw:name="Object70" text:anchor-type="as-char" svg:width="1.1492in" svg:height="0.2035in" draw:z-index="75"><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text:style-name="L5">
        <text:list-item>
          <text:p text:style-name="P32">Square each orbital to make the density.</text:p>
        </text:list-item>
        <text:list-item>
          <text:p text:style-name="P32">Multiply the potential against each orbital.</text:p>
        </text:list-item>
        <text:list-item>
          <text:p text:style-name="P32">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4">O(1)</text:span> not <text:span text:style-name="T4">O(V)</text:span> (<text:span text:style-name="T4">V</text:span>, the volume). <text:s text:c="2"/>Similarly, we must reduce the cost of the <draw:frame draw:style-name="fr2" draw:name="Object71" text:anchor-type="as-char" svg:width="0.5437in" svg:height="0.2154in" draw:z-index="78"><draw:object xlink:href="./Object 72" xlink:type="simple" xlink:show="embed" xlink:actuate="onLoad"/><draw:image xlink:href="./ObjectReplacements/Object 72" xlink:type="simple" xlink:show="embed" xlink:actuate="onLoad"/></draw:frame> products in HF exchange to <text:span text:style-name="T4">O(N)</text:span>. <text:s text:c="2"/>Therefore, we first did the exact algorithm and will very shortly do one that exploits locality.</text:p>
      <text:h text:style-name="P19"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4"><draw:frame draw:style-name="fr2" draw:name="Object72" text:anchor-type="as-char" svg:width="0.4374in" svg:height="0.1917in" draw:z-index="79"><draw:object xlink:href="./Object 73" xlink:type="simple" xlink:show="embed" xlink:actuate="onLoad"/><draw:image xlink:href="./ObjectReplacements/Object 73" xlink:type="simple" xlink:show="embed" xlink:actuate="onLoad"/></draw:frame></text:span> <text:s/>be the parent box and <text:span text:style-name="T2"><draw:frame draw:style-name="fr2" draw:name="Object73" text:anchor-type="as-char" svg:width="0.5752in" svg:height="0.1917in" draw:z-index="80"><draw:object xlink:href="./Object 74" xlink:type="simple" xlink:show="embed" xlink:actuate="onLoad"/><draw:image xlink:href="./ObjectReplacements/Object 74" xlink:type="simple" xlink:show="embed" xlink:actuate="onLoad"/></draw:frame></text:span> be one of its children, and let <draw:frame draw:style-name="fr2" draw:name="Object74" text:anchor-type="as-char" svg:width="0.2362in" svg:height="0.2091in" draw:z-index="81"><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able:table-row>
            <table:table-cell table:style-name="Table34.A1" office:value-type="string">
              <text:p text:style-name="P13"><draw:frame draw:style-name="fr2" draw:name="Object75" text:anchor-type="as-char" svg:width="3.0417in" svg:height="1.089in" draw:z-index="4"><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4">(<text:sequence text:ref-name="refText35" text:name="Text" text:formula="ooow:Text+1" style:num-format="1">38</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3"><draw:frame draw:style-name="fr2" draw:name="Object76" text:anchor-type="as-char" svg:width="0.8945in" svg:height="0.2291in" draw:z-index="63"><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4">(<text:sequence text:ref-name="refText36" text:name="Text" text:formula="ooow:Text+1" style:num-format="1">39</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2" draw:name="Object77" text:anchor-type="as-char" svg:width="0.1583in" svg:height="0.1839in" draw:z-index="64"><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2" draw:name="Object78" text:anchor-type="as-char" svg:width="0.2571in" svg:height="0.2075in" draw:z-index="65"><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One more point permits the next two powers in the local polynomial expansion to be sampled and also ensures that all of the new sampling points interleave the original points near the center of the box. <text:s/></text:span></text:p>
      <text:h text:style-name="Heading_20_1" text:outline-level="1"><text:soft-page-break/>Data structures</text:h>
      <text:p text:style-name="P4"><text:span text:style-name="T1">The d-dimension function is represented as a 2</text:span><text:span text:style-name="T5">d</text:span><text:span text:style-name="T1">-tree. <text:s text:c="2"/>Nodes in the tree are labeled by an instance of </text:span><text:span text:style-name="T9">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9">FunctionNode&lt;T,d&gt;</text:span><text:span text:style-name="T1"> that presently contains the coefficients and an indicator if this node has children. <text:s text:c="2"/>Nodes without children are sometimes referred to as leaves. <text:s text:c="2"/>Nodes, indexed by keys, are stored in a distributed hash table that is an instance of </text:span><text:span text:style-name="T9">WorldContainer&lt;Key&lt;d&gt;,FunctionNode&lt;T,d&gt;&gt;</text:span><text:span text:style-name="T1">. <text:s text:c="2"/>This container uses a two-level hash to first map a key to the processes (referred to as the owner) in which the data resides, and then into a </text:span><text:span text:style-name="T1">local instance of either a GNU </text:span><text:span text:style-name="T9">hash _map</text:span><text:span text:style-name="T1"> or a TR1 </text:span><text:span text:style-name="T9">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4">d</text:span>) and data <text:span text:style-name="T1">type (</text:span><text:span text:style-name="T9">T,</text:span><text:span text:style-name="T1"> e.g., float, double, float _complex, double _complex) are gathered together into </text:span><text:span text:style-name="T9">FunctionCommonData&lt;T,d&gt;</text:span><text:span text:style-name="T1"> 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text:span><text:span text:style-name="T1">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9">Function&lt;T,d&gt;</text:span><text:span text:style-name="T1"> contains only a </text:span><text:span text:style-name="T1">shared pointer to the actual implementation which is an instance of </text:span><text:span text:style-name="T9">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named-parameter idiom. The main constructor for </text:span><text:span text:style-name="T9">Function&lt;T,d&gt;</text:span><text:span text:style-name="T1"> takes an instance of </text:span><text:span text:style-name="T9">FunctionFactory&lt;T,d&gt; </text:span><text:span text:style-name="T1">as its sole argument. <text:s text:c="2"/>The methods of </text:span><text:span text:style-name="T9">FunctionFactory&lt;T,d&gt;</text:span><text:span text:style-name="T1"> enable setting of options and parameters and each returns a reference to the object to permit chaining of methods. <text:s text:c="2"/>A current problem with </text:span><text:span text:style-name="T9">FunctionDefaults</text:span><text:span text:style-name="T1"> is that it is static data shared between all parallel worlds (MPI sub-communicators). At some point we may need to tie this to the world instance.</text:span></text:p>
      <text:p text:style-name="P4">Pretty much all memory is reference counted using Boost-like shared pointers. <text:span text:style-name="T1">An instance of </text:span><text:span text:style-name="T9">SharedPointer&lt;T&gt;</text:span><text:span text:style-name="T1">, which wraps a pointer of type </text:span><text:span text:style-name="T9">T*</text:span><text:span text:style-name="T1">, is (almost) always used to wrap memory obtained from the C++ new operator. <text:s text:c="2"/>The exceptions are where management of the memory is immediately given to a low-level interface. <text:s text:c="2"/>Shared-pointers may be safely copied and used with no </text:span><text:soft-page-break/><text:span text:style-name="T1">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9">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4">(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9">KeyChildIterator</text:span><text:span text:style-name="T1"> class. <text:s text:c="2"/>The presence of coefficients is presently determined by looking at the size of the tensor storing the coefficients; size zero means no coefficients.</text:span></text:p>
      <text:p text:style-name="P4">In the reconstructed form (scaling function basis), a tree has coefficients (a <text:span text:style-name="T2">k</text:span><text:span text:style-name="T6">d</text:span><text:span text:style-name="T1"> tensor) only at the lowest 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4">2k)</text:span><text:span text:style-name="T7">d</text:span> <text:span text:style-name="T1">tensor) at all levels. <text:s text:c="2"/>The scaling function block of the coefficients is zero except at level zero. <text:s text:c="2"/>Logically, this tree is one level shallower </text:span><text:span text:style-name="T1">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6">d</text:span><text:span text:style-name="T1"> tensor for interior nodes and a </text:span><text:span text:style-name="T2">k</text:span><text:span text:style-name="T6">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pan text:style-name="T1">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and can immediately return its status. <text:s text:c="2"/>Otherwise, it must test the size of its own coefficients. <text:s text:c="2"/>If it decides to truncate, it must clear its own coefficients, delete all of its children, and set its </text:span><text:span text:style-name="T9">has _children</text:span><text:span text:style-name="T1"> flag to false. <text:s text:c="2"/>Finally, it can return its own status.</text:span></text:p>
      <text:p text:style-name="P4">Adding (subtracting) two functions is performed in the wavelet basis. <text:s text:c="2"/>If the <text:span text:style-name="T1">trees have the same </text:span><text:soft-page-break/><text:span text:style-name="T1">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9">FunctionDefaults</text:span><text:span text:style-name="T1">. <text:s text:c="2"/>I.e., </text:span><text:span text:style-name="T9">FunctionDefaults</text:span><text:span text:style-name="T1"> is only used when the user invokes the </text:span><text:span text:style-name="T9">Function</text:span><text:span text:style-name="T1"> constructor to fill unspecified elements of </text:span><text:span text:style-name="T9">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text:span><text:span text:style-name="T1">function, i.e., that which method is being invoked.</text:span></text:p>
      <text:h text:style-name="Heading_20_2" text:outline-level="2">Ternary and higher operations</text:h>
      <text:p text:style-name="P4">There are no C++ operators of this form and therefore these will always be of <text:span text:style-name="T1">the form </text:span><text:span text:style-name="T9">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text:span><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text:style-name="L6">
        <text:list-item>
          <text:p text:style-name="P35"><text:span text:style-name="T8">f*g+h</text:span> becomes <text:span text:style-name="T8">(f*g)+h</text:span> becomes <text:span text:style-name="T8">(f.mul(g)).add(h)</text:span> and thus the result has the <text:span text:style-name="T1">same parameters as </text:span><text:span text:style-name="T9">f</text:span><text:span text:style-name="T1">.</text:span></text:p>
        </text:list-item>
        <text:list-item>
          <text:p text:style-name="P35"><text:span text:style-name="T8">h+f*g</text:span> becomes <text:span text:style-name="T8">h+(f*g)</text:span> becomes <text:span text:style-name="T8">h.add(f.mul(g))</text:span> and thus the result has the <text:span text:style-name="T1">same parameters as </text:span><text:span text:style-name="T9">h</text:span><text:span text:style-name="T1">.</text:span></text:p>
        </text:list-item>
        <text:list-item>
          <text:p text:style-name="P35"><text:span text:style-name="T8">f*g*h</text:span> has undefined order of evaluation since the two operators have equal <text:span text:style-name="T1">precedence, but the compiler is not free to assume that multiplication is commutative and hence the result is either </text:span><text:span text:style-name="T9">f.mul(g.mul(h))</text:span><text:span text:style-name="T1"> or </text:span><text:span text:style-name="T9">f.mul(g).mul(h)</text:span><text:span text:style-name="T1"> which will both inherit the parameters of </text:span><text:soft-page-break/><text:span text:style-name="T9">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16</text:page-number></text:p>
      </style:footer>
    </style:master-page>
    <style:master-page style:name="Right_20_Page" style:display-name="Right Page" style:page-layout-name="pm3" style:next-style-name="Left_20_Page">
      <style:footer>
        <text:p text:style-name="P1"><text:page-number text:select-page="current">16</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8-23T10:11:33</meta:creation-date>
    <dc:creator>Robert Harrison</dc:creator>
    <dc:date>2007-12-31T15:27:13</dc:date>
    <meta:editing-cycles>60</meta:editing-cycles>
    <meta:editing-duration>P3DT8H42M1S</meta:editing-duration>
    <meta:user-defined meta:name="Info 1"/>
    <meta:user-defined meta:name="Info 2"/>
    <meta:user-defined meta:name="Info 3"/>
    <meta:user-defined meta:name="Info 4"/>
    <meta:document-statistic meta:table-count="41" meta:image-count="0" meta:object-count="95" meta:page-count="20" meta:paragraph-count="369" meta:word-count="5952" meta:character-count="36690"/>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00/content.xml><?xml version="1.0" encoding="utf-8"?>
<!DOCTYPE math  PUBLIC '-//OpenOffice.org//DTD Modified W3C MathML 1.01//EN'  'math.dtd'>
<math:math xmlns:math="http://www.w3.org/1998/Math/MathML">
  <math:semantics>
    <math:mrow>
      <math:mi>K</math:mi>
      <math:mrow>
        <math:mrow>
          <math:mo math:stretchy="false">(</math:mo>
          <math:mi>x</math:mi>
          <math:mo math:stretchy="false">)</math:mo>
        </math:mrow>
        <math:mo math:stretchy="false">=</math:mo>
        <math:mi>K</math:mi>
      </math:mrow>
      <math:mrow>
        <math:mo math:stretchy="false">(</math:mo>
        <math:mrow>
          <math:mo math:stretchy="false">∣</math:mo>
          <math:mi>x</math:mi>
          <math:mo math:stretchy="false">∣</math:mo>
        </math:mrow>
        <math:mo math:stretchy="false">)</math:mo>
      </math:mrow>
    </math:mrow>
    <math:annotation math:encoding="StarMath 5.0">K(x) = K(lline x rline)</math:annotation>
  </math:semantics>
</math:math>
</file>

<file path=Object 101/content.xml><?xml version="1.0" encoding="utf-8"?>
<!DOCTYPE math  PUBLIC '-//OpenOffice.org//DTD Modified W3C MathML 1.01//EN'  'math.dtd'>
<math:math xmlns:math="http://www.w3.org/1998/Math/MathML">
  <math:semantics>
    <math:mrow>
      <math:msubsup>
        <math:mi>T</math:mi>
        <math:mi>i</math:mi>
        <math:mrow>
          <math:mo math:stretchy="false">(</math:mo>
          <math:mo math:stretchy="false">μ</math:mo>
          <math:mo math:stretchy="false">)</math:mo>
        </math:mrow>
      </math:msubsup>
      <math:mo math:stretchy="false">=</math:mo>
      <math:msup>
        <math:mi>T</math:mi>
        <math:mrow>
          <math:mo math:stretchy="false">(</math:mo>
          <math:mo math:stretchy="false">μ</math:mo>
          <math:mo math:stretchy="false">)</math:mo>
        </math:mrow>
      </math:msup>
    </math:mrow>
    <math:annotation math:encoding="StarMath 5.0">T^{(%mu)}_i = T^{(%mu)}</math:annotation>
  </math:semantics>
</math:math>
</file>

<file path=Object 102/content.xml><?xml version="1.0" encoding="utf-8"?>
<!DOCTYPE math  PUBLIC '-//OpenOffice.org//DTD Modified W3C MathML 1.01//EN'  'math.dtd'>
<math:math xmlns:math="http://www.w3.org/1998/Math/MathML">
  <math:semantics>
    <math:mtable>
      <math:mtr>
        <math:mtd>
          <math:msub>
            <math:mfenced math:open="[" math:close="]">
              <math:msubsup>
                <math:mi>r</math:mi>
                <math:mrow>
                  <math:mi>l</math:mi>
                  <math:mi>l</math:mi>
                  <math:mi>'</math:mi>
                </math:mrow>
                <math:mi>n</math:mi>
              </math:msubsup>
            </math:mfenced>
            <math:mrow>
              <math:mi>i</math:mi>
              <math:mi>i</math:mi>
              <math:mi>'</math:mi>
            </math:mrow>
          </math:msub>
        </math:mtd>
        <math:mtd>
          <math:mrow>
            <math:mrow/>
            <math:mo math:stretchy="false">=</math:mo>
            <math:mrow/>
          </math:mrow>
        </math:mtd>
        <math:mtd>
          <math:mrow>
            <math:msup>
              <math:mi>L</math:mi>
              <math:mrow>
                <math:mo math:stretchy="false">−</math:mo>
                <math:mn>1</math:mn>
              </math:mrow>
            </math:msup>
            <math:mrow>
              <math:mo math:stretchy="false">∫</math:mo>
              <math:mrow>
                <math:mrow>
                  <math:mo math:stretchy="false">∫</math:mo>
                  <math:mrow>
                    <math:msup>
                      <math:mi>T</math:mi>
                      <math:mi math:fontstyle="italic">user</math:mi>
                    </math:msup>
                    <math:mrow>
                      <math:mo math:stretchy="false">(</math:mo>
                      <math:mrow>
                        <math:msup>
                          <math:mi>x</math:mi>
                          <math:mi math:fontstyle="italic">user</math:mi>
                        </math:msup>
                        <math:mo math:stretchy="false">−</math:mo>
                        <math:msup>
                          <math:mi>y</math:mi>
                          <math:mi math:fontstyle="italic">user</math:mi>
                        </math:msup>
                      </math:mrow>
                      <math:mo math:stretchy="false">)</math:mo>
                    </math:mrow>
                    <math:msubsup>
                      <math:mo math:stretchy="false">φ</math:mo>
                      <math:mrow>
                        <math:mi>i</math:mi>
                        <math:mi>l</math:mi>
                      </math:mrow>
                      <math:mi>n</math:mi>
                    </math:msubsup>
                    <math:mrow>
                      <math:mo math:stretchy="false">(</math:mo>
                      <math:mrow>
                        <math:msup>
                          <math:mi>x</math:mi>
                          <math:mo math:stretchy="false">s</math:mo>
                        </math:msup>
                        <math:mrow>
                          <math:mo math:stretchy="false">(</math:mo>
                          <math:msup>
                            <math:mi>x</math:mi>
                            <math:mi math:fontstyle="italic">user</math:mi>
                          </math:msup>
                          <math:mo math:stretchy="false">)</math:mo>
                        </math:mrow>
                      </math:mrow>
                      <math:mo math:stretchy="false">)</math:mo>
                    </math:mrow>
                    <math:msubsup>
                      <math:mo math:stretchy="false">φ</math:mo>
                      <math:mrow>
                        <math:mi>i</math:mi>
                        <math:mi>'</math:mi>
                        <math:mi>l</math:mi>
                        <math:mi>'</math:mi>
                      </math:mrow>
                      <math:mi>n</math:mi>
                    </math:msubsup>
                    <math:mrow>
                      <math:mo math:stretchy="false">(</math:mo>
                      <math:mrow>
                        <math:msup>
                          <math:mi>y</math:mi>
                          <math:mo math:stretchy="false">s</math:mo>
                        </math:msup>
                        <math:mrow>
                          <math:mo math:stretchy="false">(</math:mo>
                          <math:msup>
                            <math:mi>y</math:mi>
                            <math:mi math:fontstyle="italic">user</math:mi>
                          </math:msup>
                          <math:mo math:stretchy="false">)</math:mo>
                        </math:mrow>
                      </math:mrow>
                      <math:mo math:stretchy="false">)</math:mo>
                    </math:mrow>
                    <math:msup>
                      <math:mi math:fontstyle="italic">dx</math:mi>
                      <math:mi math:fontstyle="italic">user</math:mi>
                    </math:msup>
                  </math:mrow>
                </math:mrow>
                <math:msup>
                  <math:mi math:fontstyle="italic">dy</math:mi>
                  <math:mi math:fontstyle="italic">user</math:mi>
                </math:msup>
              </math:mrow>
            </math:mrow>
          </math:mrow>
        </math:mtd>
      </math:mtr>
      <math:mtr>
        <math:mtd>
          <math:mrow/>
        </math:mtd>
        <math:mtd>
          <math:mrow>
            <math:mrow/>
            <math:mo math:stretchy="false">=</math:mo>
            <math:mrow/>
          </math:mrow>
        </math:mtd>
        <math:mtd>
          <math:mrow>
            <math:mrow>
              <math:mi>L</math:mi>
              <math:mrow>
                <math:mo math:stretchy="false">∫</math:mo>
                <math:mrow>
                  <math:mrow>
                    <math:mo math:stretchy="false">∫</math:mo>
                    <math:mrow>
                      <math:msup>
                        <math:mi>T</math:mi>
                        <math:mi math:fontstyle="italic">user</math:mi>
                      </math:msup>
                      <math:mrow>
                        <math:mo math:stretchy="false">(</math:mo>
                        <math:mrow>
                          <math:mi>L</math:mi>
                          <math:mrow>
                            <math:mo math:stretchy="false">(</math:mo>
                            <math:mrow>
                              <math:msup>
                                <math:mi>x</math:mi>
                                <math:mo math:stretchy="false">s</math:mo>
                              </math:msup>
                              <math:mo math:stretchy="false">−</math:mo>
                              <math:msup>
                                <math:mi>y</math:mi>
                                <math:mo math:stretchy="false">s</math:mo>
                              </math:msup>
                            </math:mrow>
                            <math:mo math:stretchy="false">)</math:mo>
                          </math:mrow>
                        </math:mrow>
                        <math:mo math:stretchy="false">)</math:mo>
                      </math:mrow>
                      <math:msubsup>
                        <math:mo math:stretchy="false">φ</math:mo>
                        <math:mrow>
                          <math:mi>i</math:mi>
                          <math:mi>l</math:mi>
                        </math:mrow>
                        <math:mi>n</math:mi>
                      </math:msubsup>
                      <math:mrow>
                        <math:mo math:stretchy="false">(</math:mo>
                        <math:msup>
                          <math:mi>x</math:mi>
                          <math:mo math:stretchy="false">s</math:mo>
                        </math:msup>
                        <math:mo math:stretchy="false">)</math:mo>
                      </math:mrow>
                      <math:msubsup>
                        <math:mo math:stretchy="false">φ</math:mo>
                        <math:mrow>
                          <math:mi>i</math:mi>
                          <math:mi>'</math:mi>
                          <math:mi>l</math:mi>
                          <math:mi>'</math:mi>
                        </math:mrow>
                        <math:mi>n</math:mi>
                      </math:msubsup>
                      <math:mrow>
                        <math:mo math:stretchy="false">(</math:mo>
                        <math:msup>
                          <math:mi>y</math:mi>
                          <math:mo math:stretchy="false">s</math:mo>
                        </math:msup>
                        <math:mo math:stretchy="false">)</math:mo>
                      </math:mrow>
                      <math:msup>
                        <math:mi math:fontstyle="italic">dx</math:mi>
                        <math:mo math:stretchy="false">s</math:mo>
                      </math:msup>
                    </math:mrow>
                  </math:mrow>
                  <math:msup>
                    <math:mi math:fontstyle="italic">dy</math:mi>
                    <math:mo math:stretchy="false">s</math:mo>
                  </math:msup>
                </math:mrow>
              </math:mrow>
            </math:mrow>
          </math:mrow>
        </math:mtd>
      </math:mtr>
    </math:mtable>
    <math:annotation math:encoding="StarMath 5.0">matrix {
left [ r^n_{l l'} right ]_{i i'} # {} = {} # L^{-1} int { int { T^{user}(x^{user} - y^{user} )  %phi^n_{i l}(x^{%sim}(x^{user})) %phi^n_{i' l'}(y^{%sim}(y^{user}))  dx^{user}  } dy^{user} } ## {} # {} = {} # alignl
 L int { int { T^{user}(L ( x^{%sim} - y^{%sim} ) )  %phi^n_{i l}(x^{%sim}) %phi^n_{i' l'}(y^{%sim}) dx^{%sim} } dy^{%sim} }
 }</math:annotation>
  </math:semantics>
</math:math>
</file>

<file path=Object 10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4/content.xml><?xml version="1.0" encoding="utf-8"?>
<!DOCTYPE math  PUBLIC '-//OpenOffice.org//DTD Modified W3C MathML 1.01//EN'  'math.dtd'>
<math:math xmlns:math="http://www.w3.org/1998/Math/MathML">
  <math:semantics>
    <math:mrow>
      <math:msup>
        <math:mi>T</math:mi>
        <math:mo math:stretchy="false">s</math:mo>
      </math:msup>
      <math:mrow>
        <math:mrow>
          <math:mo math:stretchy="false">(</math:mo>
          <math:msup>
            <math:mi>x</math:mi>
            <math:mo math:stretchy="false">s</math:mo>
          </math:msup>
          <math:mo math:stretchy="false">)</math:mo>
        </math:mrow>
        <math:mo math:stretchy="false">=</math:mo>
        <math:mi>L</math:mi>
      </math:mrow>
      <math:msup>
        <math:mi>T</math:mi>
        <math:mi math:fontstyle="italic">user</math:mi>
      </math:msup>
      <math:mrow>
        <math:mo math:stretchy="false">(</math:mo>
        <math:mrow>
          <math:mi>L</math:mi>
          <math:msup>
            <math:mi>x</math:mi>
            <math:mo math:stretchy="false">s</math:mo>
          </math:msup>
        </math:mrow>
        <math:mo math:stretchy="false">)</math:mo>
      </math:mrow>
    </math:mrow>
    <math:annotation math:encoding="StarMath 5.0">T^{%sim}(x^{%sim}) = L T^{user} ( L x^{%sim} )</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under>
          <math:mo math:stretchy="false">∑</math:mo>
          <math:mrow>
            <math:mi>i</math:mi>
            <math:mi>l</math:mi>
          </math:mrow>
        </math:munder>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from {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86/content.xml><?xml version="1.0" encoding="utf-8"?>
<!DOCTYPE math  PUBLIC '-//OpenOffice.org//DTD Modified W3C MathML 1.01//EN'  'math.dtd'>
<math:math xmlns:math="http://www.w3.org/1998/Math/MathML">
  <math:semantics>
    <math:msup>
      <math:mi>T</math:mi>
      <math:mo math:stretchy="false">s</math:mo>
    </math:msup>
    <math:annotation math:encoding="StarMath 5.0">T^{%sim}</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6/content.xml><?xml version="1.0" encoding="utf-8"?>
<!DOCTYPE math  PUBLIC '-//OpenOffice.org//DTD Modified W3C MathML 1.01//EN'  'math.dtd'>
<math:math xmlns:math="http://www.w3.org/1998/Math/MathML">
  <math:semantics>
    <math:mrow>
      <math:mi>K</math:mi>
      <math:mrow>
        <math:mo math:stretchy="false">(</math:mo>
        <math:mi>x</math:mi>
        <math:mo math:stretchy="false">)</math:mo>
      </math:mrow>
    </math:mrow>
    <math:annotation math:encoding="StarMath 5.0">K(x)</math:annotation>
  </math:semantics>
</math:math>
</file>

<file path=Object 97/content.xml><?xml version="1.0" encoding="utf-8"?>
<!DOCTYPE math  PUBLIC '-//OpenOffice.org//DTD Modified W3C MathML 1.01//EN'  'math.dtd'>
<math:math xmlns:math="http://www.w3.org/1998/Math/MathML">
  <math:semantics>
    <math:mrow>
      <math:mrow>
        <math:mrow>
          <math:msubsup>
            <math:mi>x</math:mi>
            <math:mi math:fontstyle="italic">lo</math:mi>
            <math:mi math:fontstyle="italic">user</math:mi>
          </math:msubsup>
          <math:mo math:stretchy="false">≤</math:mo>
          <math:mrow>
            <math:mo math:stretchy="false">∣</math:mo>
            <math:msup>
              <math:mi>x</math:mi>
              <math:mi math:fontstyle="italic">user</math:mi>
            </math:msup>
            <math:mo math:stretchy="false">∣</math:mo>
          </math:mrow>
        </math:mrow>
        <math:mo math:stretchy="false">≤</math:mo>
        <math:mi>L</math:mi>
      </math:mrow>
      <math:msqrt>
        <math:mrow>
          <math:mo math:stretchy="false">(</math:mo>
          <math:mi>d</math:mi>
          <math:mo math:stretchy="false">)</math:mo>
        </math:mrow>
      </math:msqrt>
    </math:mrow>
    <math:annotation math:encoding="StarMath 5.0">x^{user}_{lo} &lt;= lline x^{user} rline &lt;= L sqrt(d)</math:annotation>
  </math:semantics>
</math:math>
</file>

<file path=Object 98/content.xml><?xml version="1.0" encoding="utf-8"?>
<!DOCTYPE math  PUBLIC '-//OpenOffice.org//DTD Modified W3C MathML 1.01//EN'  'math.dtd'>
<math:math xmlns:math="http://www.w3.org/1998/Math/MathML">
  <math:semantics>
    <math:msup>
      <math:mo math:stretchy="false">ε</math:mo>
      <math:mi math:fontstyle="italic">user</math:mi>
    </math:msup>
    <math:annotation math:encoding="StarMath 5.0">%epsilon^{user}</math:annotation>
  </math:semantics>
</math:math>
</file>

<file path=Object 99/content.xml><?xml version="1.0" encoding="utf-8"?>
<!DOCTYPE math  PUBLIC '-//OpenOffice.org//DTD Modified W3C MathML 1.01//EN'  'math.dtd'>
<math:math xmlns:math="http://www.w3.org/1998/Math/MathML">
  <math:semantics>
    <math:mrow>
      <math:mi>K</math:mi>
      <math:mrow>
        <math:mrow>
          <math:mo math:stretchy="false">(</math:mo>
          <math:msup>
            <math:mi>x</math:mi>
            <math:mi math:fontstyle="italic">user</math:mi>
          </math:msup>
          <math:mo math:stretchy="false">)</math:mo>
        </math:mrow>
        <math:mo math:stretchy="false">=</math:mo>
        <math:mrow>
          <math:mrow>
            <math:munderover>
              <math:mo math:stretchy="false">∑</math:mo>
              <math:mrow>
                <math:mo math:stretchy="false">μ</math:mo>
                <math:mo math:stretchy="false">=</math:mo>
                <math:mn>1</math:mn>
              </math:mrow>
              <math:mi>M</math:mi>
            </math:munderover>
            <math:mrow>
              <math:munderover>
                <math:mo math:stretchy="false">∏</math:mo>
                <math:mrow>
                  <math:mi>i</math:mi>
                  <math:mo math:stretchy="false">=</math:mo>
                  <math:mn>1</math:mn>
                </math:mrow>
                <math:mi>d</math:mi>
              </math:munderover>
              <math:mrow>
                <math:msubsup>
                  <math:mi>T</math:mi>
                  <math:mi>i</math:mi>
                  <math:mrow>
                    <math:mo math:stretchy="false">(</math:mo>
                    <math:mo math:stretchy="false">μ</math:mo>
                    <math:mo math:stretchy="false">)</math:mo>
                  </math:mrow>
                </math:msubsup>
                <math:mrow>
                  <math:mo math:stretchy="false">(</math:mo>
                  <math:msubsup>
                    <math:mi>x</math:mi>
                    <math:mi>i</math:mi>
                    <math:mi math:fontstyle="italic">user</math:mi>
                  </math:msubsup>
                  <math:mo math:stretchy="false">)</math:mo>
                </math:mrow>
              </math:mrow>
            </math:mrow>
          </math:mrow>
          <math:mo math:stretchy="false">+</math:mo>
          <math:mi>O</math:mi>
        </math:mrow>
      </math:mrow>
      <math:mrow>
        <math:mo math:stretchy="false">(</math:mo>
        <math:msup>
          <math:mo math:stretchy="false">ε</math:mo>
          <math:mi math:fontstyle="italic">user</math:mi>
        </math:msup>
        <math:mo math:stretchy="false">)</math:mo>
      </math:mrow>
    </math:mrow>
    <math:annotation math:encoding="StarMath 5.0">K(x^{user}) = sum from {%mu=1} to M {prod from {i=1} to d {T^{(%mu)}_i(x_i^{user})} } + O(%epsilon^{user})</math:annotation>
  </math:semantics>
</math:math>
</file>

<file path=Object 99/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